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2" style:family="paragraph" style:parent-style-name="Text_20_body">
      <style:paragraph-properties fo:margin-top="0cm" fo:margin-bottom="0.499cm" loext:contextual-spacing="false"/>
      <style:text-properties officeooo:paragraph-rsid="00206936"/>
    </style:style>
    <style:style style:name="P3" style:family="paragraph" style:parent-style-name="Text_20_body">
      <style:text-properties officeooo:paragraph-rsid="002175a5"/>
    </style:style>
    <style:style style:name="P4" style:family="paragraph" style:parent-style-name="Preformatted_20_Text">
      <style:text-properties officeooo:paragraph-rsid="00206936"/>
    </style:style>
    <style:style style:name="P5" style:family="paragraph" style:parent-style-name="Preformatted_20_Text">
      <style:paragraph-properties fo:margin-top="0cm" fo:margin-bottom="0.499cm" loext:contextual-spacing="false"/>
      <style:text-properties officeooo:paragraph-rsid="00206936"/>
    </style:style>
    <style:style style:name="T1" style:family="text">
      <style:text-properties fo:color="#569cd6"/>
    </style:style>
    <style:style style:name="T2" style:family="text">
      <style:text-properties fo:color="#ce9178"/>
    </style:style>
    <style:style style:name="T3" style:family="text">
      <style:text-properties officeooo:rsid="00206936"/>
    </style:style>
    <style:style style:name="T4" style:family="text">
      <style:text-properties officeooo:rsid="002175a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RUN</text:span> php -r <text:span text:style-name="T2">"copy('https://getcomposer.org/installer', 'composer-setup.php');"</text:span> HASH = <text:span text:style-name="T2">"$(wget -q -O - https://composer.github.io/installer.sig)"</text:span></text:p>
      <text:p text:style-name="P1">php -r <text:span text:style-name="T2">"if (hash_file('SHA384', 'composer-setup.php') === '$HASH') { echo 'Installer verified'; } else { echo 'Installer corrupt'; unlink('composer-setup.php'); } echo PHP_EOL;"</text:span></text:p>
      <text:p text:style-name="P1">sudo php composer-setup.php --install-dir=/usr/local/bin --filename=composer &amp;&amp;</text:p>
      <text:p text:style-name="Standard"/>
      <text:p text:style-name="Standard"/>
      <text:p text:style-name="Standard">exec /usr/bin/mysqld --user=mysql --console --skip-networking=0 &amp;</text:p>
      <text:p text:style-name="Standard"/>
      <text:p text:style-name="Standard"/>
      <text:p text:style-name="Standard">/usr/bin/mysql --user=mysql --console --skip-networking=0 </text:p>
      <text:p text:style-name="Standard"/>
      <text:p text:style-name="Standard"/>
      <text:p text:style-name="Standard"/>
      <text:p text:style-name="P4"><text:span text:style-name="Source_20_Text">#!/bin/bash</text:span></text:p>
      <text:p text:style-name="P4"><text:span text:style-name="Source_20_Text"/></text:p>
      <text:p text:style-name="P4"><text:span text:style-name="Source_20_Text"/></text:p>
      <text:p text:style-name="P4"><text:span text:style-name="Source_20_Text"><text:span text:style-name="T3">db = `db1`</text:span></text:span></text:p>
      <text:p text:style-name="Preformatted_20_Text"/>
      <text:p text:style-name="Preformatted_20_Text"><text:span text:style-name="Source_20_Text">if [[ $rootpass ]]; then# create db# create user</text:span></text:p>
      <text:p text:style-name="Preformatted_20_Text"><text:span text:style-name="Source_20_Text"><text:s text:c="4"/>mysql -uroot -p$rootpass &lt;&lt;EOF</text:span></text:p>
      <text:p text:style-name="Preformatted_20_Text"><text:span text:style-name="Source_20_Text">CREATE DATABASE \`${1}\`;</text:span></text:p>
      <text:p text:style-name="Preformatted_20_Text"><text:span text:style-name="Source_20_Text">CREATE USER $1@localhost IDENTIFIED BY '$1';</text:span></text:p>
      <text:p text:style-name="Preformatted_20_Text"><text:span text:style-name="Source_20_Text">GRANT ALL PRIVILEGES ON \`${1}\`.* TO \`${1}\`@'localhost';</text:span></text:p>
      <text:p text:style-name="P5"><text:span text:style-name="Source_20_Text">EOF</text:span></text:p>
      <text:p text:style-name="P5"><text:span text:style-name="Source_20_Text">fi</text:span></text:p>
      <text:p text:style-name="P5"><text:span text:style-name="Source_20_Text"/></text:p>
      <text:p text:style-name="P5"><text:span text:style-name="Source_20_Text"/></text:p>
      <text:p text:style-name="P5"><text:span text:style-name="Source_20_Text"/></text:p>
      <text:p text:style-name="P2"><text:span text:style-name="Source_20_Text">#!/bin/bash</text:span></text:p>
      <text:p text:style-name="Text_20_body"/>
      <text:p text:style-name="Text_20_body"><text:line-break/>db=<text:span text:style-name="T4">magento</text:span>;<text:line-break/>db_user=<text:span text:style-name="T4">magento</text:span><text:line-break/>db_pass=<text:span text:style-name="T4">magento</text:span></text:p>
      <text:p text:style-name="Text_20_body"/>
      <text:p text:style-name="Text_20_body">mysql &lt;&lt;MYSQL_SCRIPT</text:p>
      <text:p text:style-name="Text_20_body"/>
      <text:p text:style-name="P3">CREATE DATABASE $db;<text:line-break/>CREATE USER '<text:span text:style-name="T4">magento</text:span>#!/bin/bash</text:p>
      <text:p text:style-name="Text_20_body"/>
      <text:p text:style-name="Text_20_body"><text:line-break/>db=varsha;<text:line-break/><text:soft-page-break/>db_user=varsha<text:line-break/>db_pass=varsha</text:p>
      <text:p text:style-name="Text_20_body"/>
      <text:p text:style-name="Text_20_body">mysql &lt;&lt;MYSQL_SCRIPT</text:p>
      <text:p text:style-name="Text_20_body"/>
      <text:p text:style-name="Text_20_body">CREATE DATABASE $db;<text:line-break/>CREATE USER '$db_use'@'localhost' IDENTIFIED BY '<text:span text:style-name="T4">$</text:span>db_pass';<text:line-break/>GRANT ALL PRIVILEGES ON $db.* TO '$db_user'@'localhost';<text:line-break/>FLUSH PRIVILEGES;<text:line-break/>MYSQL_SCRIPT</text:p>
      <text:p text:style-name="Text_20_body"/>
      <text:p text:style-name="Text_20_body">echo "MySQL user created."<text:line-break/>echo "Username: $db_user"<text:line-break/>echo "Password: $db_pass"</text:p>
      <text:p text:style-name="P3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09T10:47:39.696885985</meta:creation-date>
    <dc:date>2021-12-10T18:07:51.806430609</dc:date>
    <meta:editing-duration>PT1H14M28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2" meta:paragraph-count="22" meta:word-count="138" meta:character-count="1192" meta:non-whitespace-character-count="1077"/>
  </office:meta>
</office:document-meta>
</file>